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Bitcoin Cache Machine</text:span> is open-source software that implements a self-hosted, privacy-preserving, software-defined network. BCM is built entirely with free and open-source software and is meant primarily for home and small office use in line with the spirit of decentralization. Its broad purpose is to software-define your home, office, or cloud networks with resilient privacy-preserving Bitcoin-related payment and operating IT infrastructure.</text:p>
      <text:h text:style-name="Heading_20_2" text:outline-level="2">Status</text:h>
      <text:p text:style-name="Text_20_body"><text:span text:style-name="Strong_20_Emphasis">Bitcoin Cache Machine is still very new and recommended for testing purposes only. It is far from feature complete and has NOT undergone a formal security evaluation.</text:span> We’re hoping to increase the community of open-source developers that work on Bitcoin Cache Machine. If you would like to participate in the development of Bitcoin Cache Machine, take a look at the project on Github or consider coordinating with the existing developers in the <text:a xlink:type="simple" xlink:href="https://keybase.io/team/btccachemachine" office:target-frame-name="_blank" xlink:show="new" text:style-name="Internet_20_link" text:visited-style-name="Visited_20_Internet_20_Link">Keybase Team.</text:a></text:p>
      <text:h text:style-name="Heading_20_2" text:outline-level="2">Why is Bitcoin Cache Machine needed?</text:h>
      <text:p text:style-name="Text_20_body">Before we get into the weeds of what Bitcoin Cache Machine is and what it does, let’s step back and understand WHY Bitcoin Cache Machine is needed.</text:p>
      <text:p text:style-name="Text_20_body">Over time, our personal information—our address, favorite childhood pets, elementary school, our <text:a xlink:type="simple" xlink:href="https://en.wikipedia.org/wiki/Social_Security_number" text:style-name="Internet_20_link" text:visited-style-name="Visited_20_Internet_20_Link">SSN</text:a>s, our families names and addresses—all the informational tidbits that online services have asked us for over the years, gets hacked or inadvertently released. Organizations like <text:a xlink:type="simple" xlink:href="https://en.wikipedia.org/wiki/Office_of_Personnel_Management_data_breach" office:target-frame-name="_blank" xlink:show="new" text:style-name="Internet_20_link" text:visited-style-name="Visited_20_Internet_20_Link">OPM</text:a> and <text:a xlink:type="simple" xlink:href="https://www.washingtonpost.com/business/technology/equifax-hack-hits-credit-histories-of-up-to-143-million-americans/2017/09/07/a4ae6f82-941a-11e7-b9bc-b2f7903bab0d_story.html?noredirect=on&amp;utm_term=.801d1be8cf49" office:target-frame-name="_blank" xlink:show="new" text:style-name="Internet_20_link" text:visited-style-name="Visited_20_Internet_20_Link">Experian</text:a> work each day to collect your sensitive personal information and store it all in centralized information silos. Despite their efforts (sometimes) to protect this information,<text:a xlink:type="simple" xlink:href="https://en.wikipedia.org/wiki/Information_security" text:style-name="Internet_20_link" text:visited-style-name="Visited_20_Internet_20_Link">information security is hard.</text:a></text:p>
      <text:p text:style-name="Text_20_body">Under the legacy financial system, a single successful hack makes it far more likely that financial fraud will be committed in your name. <text:span text:style-name="T1">This is because the legacy financial system depends upon your personal information--i.e., your full legal name and/or Social Security Number, phone number, etc.--to establish trust relationships. Under the legacy financial system, our financial obligations, e.g., lines of credit, contracts, mortgages, etc., are based on assertions of readily available information! </text:span>Consider your written signature, which when applied to a contract, legally obligates you to arbitrary terms! How many IT systems do you think has an image of your written signature? ANYONE you've ever given your signature to has a copy. What a stupid system!</text:p>
      <text:p text:style-name="Text_20_body">Bits of your personal data resides all over the world! There's no telling how many copies there are or how many backups exist! Not to mention the data resides on other people's computers that you can't control! Your personal data can easily be purchased on the dark web using hard-to-trace cryptocurrency! Public forums like Facebook or Twitter, or supposedly well-protected information silos (e.g., OPM/Experian databases) do all the work for hackers, indexing and cataloging all our personal data into searchable formats. It's disgusting.</text:p>
      <text:p text:style-name="Text_20_body">The answer to this craziness is to not disclose our personal information to third parties in the first place. We MUST work towards the <text:span text:style-name="Strong_20_Emphasis">ELIMINATION</text:span> of information silos. Unfortunately, information silos cannot be eliminated when operating in the legacy financial system. But the one based on establishing <text:soft-page-break/>trust relationships using compromised personal information--doesn't work. We are left with no option to choose another model, one more suited for the Information Age.</text:p>
      <text:p text:style-name="Text_20_body"/>
      <text:p text:style-name="Text_20_body"/>
      <text:p text:style-name="Text_20_body"/>
      <text:p text:style-name="Text_20_body"/>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0T09:57:18.179437575</meta:creation-date>
    <dc:date>2018-10-10T11:02:27.690199574</dc:date>
    <meta:editing-duration>PT24M18S</meta:editing-duration>
    <meta:editing-cycles>3</meta:editing-cycles>
    <meta:generator>LibreOffice/6.0.6.2$Linux_X86_64 LibreOffice_project/00m0$Build-2</meta:generator>
    <meta:document-statistic meta:table-count="0" meta:image-count="0" meta:object-count="0" meta:page-count="2" meta:paragraph-count="9" meta:word-count="512" meta:character-count="3363" meta:non-whitespace-character-count="2865"/>
  </office:meta>
</office:document-meta>
</file>